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2.792cm" style:rel-column-width="9686*"/>
    </style:style>
    <style:style style:name="Tabelle1.B" style:family="table-column">
      <style:table-column-properties style:column-width="3.161cm" style:rel-column-width="10965*"/>
    </style:style>
    <style:style style:name="Tabelle1.C" style:family="table-column">
      <style:table-column-properties style:column-width="3.545cm" style:rel-column-width="12299*"/>
    </style:style>
    <style:style style:name="Tabelle1.D" style:family="table-column">
      <style:table-column-properties style:column-width="9.393cm" style:rel-column-width="32585*"/>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5" style:family="table">
      <style:table-properties style:width="18.891cm" table:align="margins"/>
    </style:style>
    <style:style style:name="Tabelle5.A" style:family="table-column">
      <style:table-column-properties style:column-width="4.657cm" style:rel-column-width="16154*"/>
    </style:style>
    <style:style style:name="Tabelle5.B" style:family="table-column">
      <style:table-column-properties style:column-width="14.235cm" style:rel-column-width="49381*"/>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6" style:family="table">
      <style:table-properties style:width="18.891cm" table:align="margins"/>
    </style:style>
    <style:style style:name="Tabelle6.A" style:family="table-column">
      <style:table-column-properties style:column-width="5.105cm" style:rel-column-width="17708*"/>
    </style:style>
    <style:style style:name="Tabelle6.B" style:family="table-column">
      <style:table-column-properties style:column-width="5.45cm" style:rel-column-width="18907*"/>
    </style:style>
    <style:style style:name="Tabelle6.C" style:family="table-column">
      <style:table-column-properties style:column-width="8.336cm" style:rel-column-width="28920*"/>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style:style>
    <style:style style:name="P4"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5"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6"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7"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8"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11"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Courier New" fo:font-size="12pt" style:font-size-asian="12pt" style:font-size-complex="12pt"/>
    </style:style>
    <style:style style:name="P13"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style:font-name="Courier New" fo:font-size="12pt" fo:language="en" fo:country="U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Courier New" fo:font-size="12pt" style:font-size-asian="12pt" style:font-size-complex="12pt"/>
    </style:style>
    <style:style style:name="P17"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Courier New" fo:font-size="12pt" fo:language="en" fo:country="U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T1" style:family="text">
      <style:text-properties fo:color="#0000ff"/>
    </style:style>
    <style:style style:name="T2" style:family="text">
      <style:text-properties style:use-window-font-color="true"/>
    </style:style>
    <style:style style:name="T3" style:family="text">
      <style:text-properties fo:color="#000000"/>
    </style:style>
    <style:style style:name="T4" style:family="text">
      <style:text-properties fo:color="#00ae00"/>
    </style:style>
    <style:style style:name="T5"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Structure of a DWDL process</text:p>
      <text:p text:style-name="P9"/>
      <text:p text:style-name="P9">1. Basic Structure</text:p>
      <text:p text:style-name="P3">&lt;workflow name=“<text:span text:style-name="T1">NCName</text:span>“ id=“<text:span text:style-name="T1">ID</text:span>“ </text:p>
      <text:p text:style-name="P3"><text:s/>targetNamespace = „http://decidr.de/<text:span text:style-name="T4">tenantName</text:span>/processes/<text:span text:style-name="T1">NCName</text:span>“&gt;</text:p>
      <text:p text:style-name="P3"/>
      <text:p text:style-name="P3"><text:s text:c="2"/>&lt;description&gt; ?</text:p>
      <text:p text:style-name="P3"><text:s text:c="4"/><text:span text:style-name="T1">any content</text:span></text:p>
      <text:p text:style-name="P3"><text:s text:c="2"/>&lt;/description&gt;</text:p>
      <text:p text:style-name="P3"/>
      <text:p text:style-name="P3"><text:s text:c="2"/>&lt;variables&gt; ?</text:p>
      <text:p text:style-name="P3"><text:s text:c="4"/>&lt;variable name=“<text:span text:style-name="T1">NCName</text:span>“ </text:p>
      <text:p text:style-name="P3"><text:s text:c="5"/>type=“<text:span text:style-name="T1">DWDLVariableType</text:span>“</text:p>
      <text:p text:style-name="P3"><text:s text:c="5"/>configurationVariable=“<text:span text:style-name="T1">yes|no</text:span>“&gt;</text:p>
      <text:p text:style-name="P3"><text:s text:c="6"/>&lt;initialValue&gt; ?</text:p>
      <text:p text:style-name="P3"><text:s text:c="8"/><text:span text:style-name="T1">any Literal</text:span></text:p>
      <text:p text:style-name="P3"><text:s text:c="6"/>&lt;/initialValue&gt;</text:p>
      <text:p text:style-name="P3"><text:s text:c="4"/>&lt;/variable&gt;</text:p>
      <text:p text:style-name="P3"><text:s text:c="4"/>&lt;variable name=“<text:span text:style-name="T1">NCName</text:span>“</text:p>
      <text:p text:style-name="P3"><text:s text:c="5"/>type=“<text:span text:style-name="T1">DWDLVariableType</text:span>“</text:p>
      <text:p text:style-name="P3"><text:s text:c="5"/>configurationVarialbe=“<text:span text:style-name="T1">yes|no</text:span>“&gt;</text:p>
      <text:p text:style-name="P3"><text:s text:c="6"/>&lt;intialValues&gt; ?</text:p>
      <text:p text:style-name="P3"><text:s text:c="8"/>&lt;initialValue&gt; +</text:p>
      <text:p text:style-name="P3"><text:s text:c="10"/><text:span text:style-name="T1">any Literal</text:span></text:p>
      <text:p text:style-name="P3"><text:s text:c="8"/>&lt;initalValue&gt;</text:p>
      <text:p text:style-name="P3"><text:s text:c="6"/>&lt;intialValues&gt;</text:p>
      <text:p text:style-name="P3"><text:s text:c="4"/>&lt;/variable&gt;</text:p>
      <text:p text:style-name="P3"><text:s text:c="4"/>&lt;variable name=“<text:span text:style-name="T1">NCName</text:span>“ </text:p>
      <text:p text:style-name="P3"><text:s text:c="5"/>type=“<text:span text:style-name="T1">form</text:span>“</text:p>
      <text:p text:style-name="P3"><text:s text:c="5"/>configurationVarialbe=“<text:span text:style-name="T1">no</text:span>“ /&gt; *</text:p>
      <text:p text:style-name="P3"><text:s text:c="2"/>&lt;/variables&gt;</text:p>
      <text:p text:style-name="P3"/>
      <text:p text:style-name="P3"><text:s text:c="2"/>&lt;roles&gt; ?</text:p>
      <text:p text:style-name="P3"><text:s text:c="4"/>&lt;role name=“<text:span text:style-name="T1">NCName</text:span>“ configurationVarialbe=“<text:span text:style-name="T1">yes</text:span><text:span text:style-name="T2">|</text:span><text:span text:style-name="T1">no</text:span>“&gt; *</text:p>
      <text:p text:style-name="P3"><text:s text:c="6"/>&lt;actor userId=“<text:span text:style-name="T1">ID</text:span>“ /&gt; +</text:p>
      <text:p text:style-name="P3"><text:s text:c="4"/>&lt;/role&gt;</text:p>
      <text:p text:style-name="P3"><text:s text:c="4"/>&lt;actor name=“<text:span text:style-name="T1">NCName</text:span>“ userid=“<text:span text:style-name="T1">ID</text:span>“ configurationVarialbe=“<text:span text:style-name="T1">yes</text:span><text:span text:style-name="T2">|</text:span><text:span text:style-name="T1">no</text:span>“ /&gt; *</text:p>
      <text:p text:style-name="P3"><text:s text:c="2"/>&lt;/roles&gt;</text:p>
      <text:p text:style-name="P3"/>
      <text:p text:style-name="P3"><text:s text:c="2"/>&lt;faultHandler&gt; ?</text:p>
      <text:p text:style-name="P1"><text:s text:c="4"/>&lt;setProperty</text:p>
      <text:p text:style-name="P3"><text:s text:c="5"/>name=“<text:span text:style-name="T1">message</text:span>“</text:p>
      <text:p text:style-name="P3"><text:s text:c="5"/>variable=“<text:span text:style-name="T1">NCName</text:span>“&gt;</text:p>
      <text:p text:style-name="P3"><text:s text:c="6"/><text:span text:style-name="T3">&lt;propertyValue&gt; ?</text:span></text:p>
      <text:p text:style-name="P3"><text:span text:style-name="T3"><text:s text:c="8"/></text:span><text:span text:style-name="T1">any value</text:span></text:p>
      <text:p text:style-name="P7"><text:s text:c="6"/>&lt;/propertyValue&gt;</text:p>
      <text:p text:style-name="P7"><text:s text:c="4"/>&lt;/setProperty&gt;</text:p>
      <text:p text:style-name="P3"><text:s text:c="4"/>&lt;recipient&gt; +</text:p>
      <text:p text:style-name="P3"><text:s text:c="6"/>&lt;setProperty</text:p>
      <text:p text:style-name="P3"><text:s text:c="7"/>name=“<text:span text:style-name="T1">name</text:span>“</text:p>
      <text:p text:style-name="P3"><text:s text:c="7"/>variable=“<text:span text:style-name="T1">NCName</text:span>“&gt;</text:p>
      <text:p text:style-name="P3"><text:soft-page-break/><text:s text:c="8"/><text:span text:style-name="T3">&lt;propertyValue&gt; ?</text:span></text:p>
      <text:p text:style-name="P3"><text:span text:style-name="T3"><text:s text:c="10"/></text:span><text:span text:style-name="T1">any value</text:span></text:p>
      <text:p text:style-name="P7"><text:s text:c="8"/>&lt;/propertyValue&gt;</text:p>
      <text:p text:style-name="P7"><text:s text:c="6"/>&lt;/setProperty&gt;</text:p>
      <text:p text:style-name="P7"><text:s text:c="6"/>&lt;setProperty</text:p>
      <text:p text:style-name="P3"><text:span text:style-name="T3"><text:s text:c="7"/>name=“</text:span><text:span text:style-name="T1">email</text:span><text:span text:style-name="T3">“</text:span></text:p>
      <text:p text:style-name="P3"><text:span text:style-name="T3"><text:s text:c="7"/>variable=“</text:span><text:span text:style-name="T1">NCName</text:span><text:span text:style-name="T3">“&gt;</text:span></text:p>
      <text:p text:style-name="P7"><text:s text:c="8"/>&lt;propertyValue&gt;</text:p>
      <text:p text:style-name="P3"><text:span text:style-name="T3"><text:s text:c="10"/></text:span><text:span text:style-name="T1">any value</text:span></text:p>
      <text:p text:style-name="P3"><text:span text:style-name="T1"><text:s text:c="8"/></text:span><text:span text:style-name="T2">&lt;/propertyValue&gt;</text:span></text:p>
      <text:p text:style-name="P6"><text:s text:c="7"/>&lt;/setProperty&gt;</text:p>
      <text:p text:style-name="P6"><text:s text:c="4"/>&lt;/recipient&gt;</text:p>
      <text:p text:style-name="P3"><text:s text:c="2"/>&lt;/faultHandler&gt; </text:p>
      <text:p text:style-name="P3"/>
      <text:p text:style-name="P3"><text:s text:c="2"/>&lt;nodes&gt; ?</text:p>
      <text:p text:style-name="P3"><text:s text:c="4"/>&lt;start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sources&gt;</text:p>
      <text:p text:style-name="P3"><text:s text:c="8"/>&lt;source arcId=“<text:span text:style-name="T1">IDREF</text:span>“/&gt; +</text:p>
      <text:p text:style-name="P3"><text:s text:c="6"/>&lt;/sources&gt;</text:p>
      <text:p text:style-name="P3"><text:s text:c="4"/>&lt;/startNode&gt;</text:p>
      <text:p text:style-name="P3"/>
      <text:p text:style-name="P3"><text:s text:c="4"/>&lt;end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notificationOfSuccess&gt; ?</text:p>
      <text:p text:style-name="P3"><text:s text:c="8"/>&lt;setProperty</text:p>
      <text:p text:style-name="P3"><text:s text:c="9"/>name=“<text:span text:style-name="T1">successMessage</text:span>“</text:p>
      <text:p text:style-name="P3"><text:s text:c="9"/>variable=“<text:span text:style-name="T1">DWDLVariableName</text:span>“&gt;</text:p>
      <text:p text:style-name="P3"><text:s text:c="10"/><text:span text:style-name="T3">&lt;propertyValue&gt; ?</text:span></text:p>
      <text:p text:style-name="P3"><text:span text:style-name="T3"><text:s text:c="13"/></text:span><text:span text:style-name="T1">any value</text:span></text:p>
      <text:p text:style-name="P7"><text:s text:c="10"/>&lt;/propertyValue&gt;</text:p>
      <text:p text:style-name="P7"><text:s text:c="8"/>&lt;/setProperty&gt;</text:p>
      <text:p text:style-name="P3"><text:s text:c="8"/>&lt;recipient&gt; +</text:p>
      <text:p text:style-name="P3"><text:s text:c="10"/>&lt;setProperty</text:p>
      <text:p text:style-name="P3"><text:s text:c="11"/>name=“<text:span text:style-name="T1">name</text:span>“</text:p>
      <text:p text:style-name="P3"><text:s text:c="11"/>variable=“<text:span text:style-name="T1">DWDLVariableName</text:span>“&gt;</text:p>
      <text:p text:style-name="P3"><text:soft-page-break/><text:s text:c="13"/><text:span text:style-name="T3">&lt;propertyValue&gt; ?</text:span></text:p>
      <text:p text:style-name="P3"><text:span text:style-name="T3"><text:s text:c="15"/></text:span><text:span text:style-name="T1">any value</text:span></text:p>
      <text:p text:style-name="P7"><text:s text:c="13"/>&lt;/propertyValue&gt;</text:p>
      <text:p text:style-name="P7"><text:s text:c="10"/>&lt;/setProperty&gt;</text:p>
      <text:p text:style-name="P7"><text:s text:c="10"/>&lt;setProperty</text:p>
      <text:p text:style-name="P3"><text:span text:style-name="T3"><text:s text:c="11"/>name=“</text:span><text:span text:style-name="T1">email</text:span><text:span text:style-name="T3">“</text:span></text:p>
      <text:p text:style-name="P3"><text:span text:style-name="T3"><text:s text:c="11"/>variable=“</text:span><text:span text:style-name="T1">DWDLVariableName</text:span><text:span text:style-name="T3">“&gt;</text:span></text:p>
      <text:p text:style-name="P7"><text:s text:c="12"/>&lt;propertyValue&gt;</text:p>
      <text:p text:style-name="P3"><text:span text:style-name="T3"><text:s text:c="13"/></text:span><text:span text:style-name="T1">any value</text:span></text:p>
      <text:p text:style-name="P3"><text:span text:style-name="T1"><text:s text:c="12"/></text:span><text:span text:style-name="T2">&lt;/propertyValue&gt;</text:span></text:p>
      <text:p text:style-name="P6"><text:s text:c="10"/>&lt;/setProperty&gt;</text:p>
      <text:p text:style-name="P6"><text:s text:c="8"/>&lt;/recipient&gt;</text:p>
      <text:p text:style-name="P3"><text:s text:c="6"/>&lt;/notificationOfSuccess&gt;</text:p>
      <text:p text:style-name="P3"><text:s text:c="4"/>&lt;/endNode&gt;</text:p>
      <text:p text:style-name="P3"/>
      <text:p text:style-name="P3"><text:s text:c="4"/>&lt;flow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nodes&gt;...&lt;/nodes&gt;</text:p>
      <text:p text:style-name="P3"><text:s text:c="6"/>&lt;arcs&gt;...&lt;/arcs&gt;</text:p>
      <text:p text:style-name="P3"><text:s text:c="4"/>&lt;/flowNode&gt;</text:p>
      <text:p text:style-name="P3"><text:s text:c="3"/></text:p>
      <text:p text:style-name="P3"><text:s text:c="4"/>&lt;ifNode name=“<text:span text:style-name="T1">NCName</text:span>“ id=“<text:span text:style-name="T1">ID</text:span>“&gt;</text:p>
      <text:p text:style-name="P1"><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condition order=“<text:span text:style-name="T1">integer</text:span>“ defaultCondition = „<text:span text:style-name="T1">yes</text:span>|<text:span text:style-name="T1">no</text:span>“ &gt; +</text:p>
      <text:p text:style-name="P3"><text:s text:c="8"/>&lt;left-operand&gt;<text:span text:style-name="T1">$DWDLVariableName</text:span> | <text:span text:style-name="T1">any value</text:span>&lt;/left-operand&gt; ?</text:p>
      <text:p text:style-name="P3"><text:s text:c="8"/>&lt;operator&gt;<text:span text:style-name="T1">op-spec</text:span>&lt;/operator&gt; ?</text:p>
      <text:p text:style-name="P3"><text:s text:c="8"/>&lt;right-operand&gt;<text:span text:style-name="T1">$DWDLVariableName </text:span><text:span text:style-name="T2">|</text:span><text:span text:style-name="T1"> any value</text:span>&lt;/right-operand&gt; ?</text:p>
      <text:p text:style-name="P3"><text:soft-page-break/><text:s text:c="8"/>&lt;nodes&gt;...&lt;/nodes&gt;</text:p>
      <text:p text:style-name="P3"><text:s text:c="8"/>&lt;arcs&gt;...&lt;/arcs&gt;</text:p>
      <text:p text:style-name="P3"><text:s text:c="6"/>&lt;/condtion&gt;</text:p>
      <text:p text:style-name="P3"><text:s text:c="4"/>&lt;/ifNode&gt;</text:p>
      <text:p text:style-name="P3"><text:s text:c="4"/></text:p>
      <text:p text:style-name="P3"><text:s text:c="4"/>&lt;forEachNode name=“<text:span text:style-name="T1">NCName</text:span>“ id=“<text:span text:style-name="T1">ID</text:span>“</text:p>
      <text:p text:style-name="P3"><text:s text:c="5"/>counterName=“<text:span text:style-name="T1">DWDLVariableName</text:span>“</text:p>
      <text:p text:style-name="P3"><text:s text:c="5"/>parallel=<text:span text:style-name="T1">“yes|no“</text:span><text:span text:style-name="T2">&gt;</text:span></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tartCounterValue&gt;</text:p>
      <text:p text:style-name="P3"><text:s text:c="8"/><text:span text:style-name="T1">1 </text:span><text:span text:style-name="T2">|</text:span><text:span text:style-name="T1"> any integer value</text:span></text:p>
      <text:p text:style-name="P3"><text:span text:style-name="T1"><text:s text:c="6"/></text:span><text:span text:style-name="T2">&lt;/startCounterValue&gt;</text:span></text:p>
      <text:p text:style-name="P3"><text:span text:style-name="T2"><text:s text:c="6"/>&lt;</text:span>finalCounterValue&gt;</text:p>
      <text:p text:style-name="P3"><text:s text:c="8"/><text:span text:style-name="T1">$DWDLVariableName </text:span><text:span text:style-name="T3">|</text:span><text:span text:style-name="T1"> any integer value</text:span></text:p>
      <text:p text:style-name="P3"><text:span text:style-name="T2"><text:s text:c="6"/>&lt;/</text:span>finalCounterValue&gt;</text:p>
      <text:p text:style-name="P3"><text:s text:c="6"/>&lt;completionCondition&gt;</text:p>
      <text:p text:style-name="P3"><text:s text:c="8"/><text:span text:style-name="T1">AND </text:span><text:span text:style-name="T2">|</text:span><text:span text:style-name="T1"> XOR</text:span></text:p>
      <text:p text:style-name="P3"><text:s text:c="6"/>&lt;/completionCondition&gt;</text:p>
      <text:p text:style-name="P3"><text:s text:c="6"/>&lt;nodes&gt;...&lt;/nodes&gt;</text:p>
      <text:p text:style-name="P3"><text:s text:c="6"/>&lt;arcs&gt;...&lt;/arcs&gt;</text:p>
      <text:p text:style-name="P3"><text:s text:c="4"/>&lt;/forEachNode&gt;</text:p>
      <text:p text:style-name="P3"/>
      <text:p text:style-name="P3"><text:s text:c="4"/>&lt;invokeNode name=“<text:span text:style-name="T1">NCName</text:span>“ id=“<text:span text:style-name="T1">ID</text:span>“</text:p>
      <text:p text:style-name="P3"><text:s text:c="5"/>activity=“<text:span text:style-name="T1">NCName</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NCName“</text:span></text:p>
      <text:p text:style-name="P3"><text:soft-page-break/><text:s text:c="7"/>variable=“<text:span text:style-name="T1">DWDLVariableName</text:span>“&gt;<text:span text:style-name="T1"> </text:span><text:span text:style-name="T3">*</text:span></text:p>
      <text:p text:style-name="P7"><text:s text:c="8"/>&lt;propertyValue&gt; ?</text:p>
      <text:p text:style-name="P3"><text:span text:style-name="T3"><text:s text:c="10"/></text:span><text:span text:style-name="T1">any Value</text:span></text:p>
      <text:p text:style-name="P7"><text:s text:c="8"/>&lt;/propertyValue&gt;</text:p>
      <text:p text:style-name="P7"><text:s text:c="6"/>&lt;/setProperty&gt;</text:p>
      <text:p text:style-name="P3"><text:s text:c="6"/>&lt;getProperty</text:p>
      <text:p text:style-name="P3"><text:s text:c="7"/>name=“<text:span text:style-name="T1">NCName“</text:span></text:p>
      <text:p text:style-name="P3"><text:span text:style-name="T1"><text:s text:c="7"/></text:span><text:span text:style-name="T2">varialbe</text:span><text:span text:style-name="T3">=“</text:span><text:span text:style-name="T1">DWDLVariableName</text:span><text:span text:style-name="T3">“ /&gt;</text:span><text:span text:style-name="T2"> *</text:span></text:p>
      <text:p text:style-name="P3"><text:s text:c="4"/>&lt;/invokeNode&gt;</text:p>
      <text:p text:style-name="P3"><text:s text:c="2"/>&lt;/nodes&gt;</text:p>
      <text:p text:style-name="P3"/>
      <text:p text:style-name="P3"><text:s text:c="2"/>&lt;arcs&gt; ?</text:p>
      <text:p text:style-name="P3"><text:s text:c="4"/>&lt;arc name=“<text:span text:style-name="T1">NCName</text:span>“ id=“<text:span text:style-name="T1">ID</text:span>“</text:p>
      <text:p text:style-name="P3"><text:s text:c="5"/>sourceNode=“<text:span text:style-name="T1">IDREF</text:span>“</text:p>
      <text:p text:style-name="P3"><text:s text:c="5"/>targetNode=“<text:span text:style-name="T1">IDREF</text:span>“ /&gt; +</text:p>
      <text:p text:style-name="P3"><text:s text:c="2"/>&lt;/arcs&gt;</text:p>
      <text:p text:style-name="P3"/>
      <text:p text:style-name="P3">&lt;/workflow&gt;</text:p>
      <text:p text:style-name="P10"/>
      <text:p text:style-name="P10"/>
      <text:p text:style-name="P9">2. Variables types and names</text:p>
      <table:table table:name="Tabelle1" table:style-name="Tabelle1">
        <table:table-column table:style-name="Tabelle1.A"/>
        <table:table-column table:style-name="Tabelle1.B"/>
        <table:table-column table:style-name="Tabelle1.C"/>
        <table:table-column table:style-name="Tabelle1.D"/>
        <table:table-row>
          <table:table-cell table:style-name="Tabelle1.A1" table:number-columns-spanned="4" office:value-type="string">
            <text:p text:style-name="P14">Simple types</text:p>
          </table:table-cell>
          <table:covered-table-cell/>
          <table:covered-table-cell/>
          <table:covered-table-cell/>
        </table:table-row>
        <table:table-row>
          <table:table-cell table:style-name="Tabelle1.A2" office:value-type="string">
            <text:p text:style-name="P12">Datatype</text:p>
          </table:table-cell>
          <table:table-cell table:style-name="Tabelle1.B2" office:value-type="string">
            <text:p text:style-name="P12">DWDL type</text:p>
          </table:table-cell>
          <table:table-cell table:style-name="Tabelle1.B2" office:value-type="string">
            <text:p text:style-name="P12">XML Schema type</text:p>
          </table:table-cell>
          <table:table-cell table:style-name="Tabelle1.D2" office:value-type="string">
            <text:p text:style-name="P12">Lexical Representation</text:p>
          </table:table-cell>
        </table:table-row>
        <table:table-row>
          <table:table-cell table:style-name="Tabelle1.A2" office:value-type="string">
            <text:p text:style-name="P12">Integer</text:p>
          </table:table-cell>
          <table:table-cell table:style-name="Tabelle1.B2" office:value-type="string">
            <text:p text:style-name="P12">„integer“</text:p>
          </table:table-cell>
          <table:table-cell table:style-name="Tabelle1.B2" office:value-type="string">
            <text:p text:style-name="P12">„xsd:integer“</text:p>
          </table:table-cell>
          <table:table-cell table:style-name="Tabelle1.D2" office:value-type="string">
            <text:p text:style-name="P12">Integer has a lexical representation consisting of a finite-length sequence of decimal digits (#x30-#x39) with an optional leading sign. If the sign is omitted, "+" is assumed. For example: -1, 0, 12678967543233, +100000. </text:p>
          </table:table-cell>
        </table:table-row>
        <table:table-row>
          <table:table-cell table:style-name="Tabelle1.A2" office:value-type="string">
            <text:p text:style-name="P12">Float</text:p>
          </table:table-cell>
          <table:table-cell table:style-name="Tabelle1.B2" office:value-type="string">
            <text:p text:style-name="P12">„float“</text:p>
          </table:table-cell>
          <table:table-cell table:style-name="Tabelle1.B2" office:value-type="string">
            <text:p text:style-name="P12">„xsd:float“</text:p>
          </table:table-cell>
          <table:table-cell table:style-name="Tabelle1.D2" office:value-type="string">
            <text:p text:style-name="P12">Float values have a lexical representation consisting of a mantissa followed, optionally, by 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12">The special values positive and negative zero, positive and negative infinity and not-a-number have lexical representations 0, -0, INF, -INF and NaN, respectively. </text:p>
          </table:table-cell>
        </table:table-row>
        <table:table-row>
          <table:table-cell table:style-name="Tabelle1.A2" office:value-type="string">
            <text:p text:style-name="P12">String</text:p>
          </table:table-cell>
          <table:table-cell table:style-name="Tabelle1.B2" office:value-type="string">
            <text:p text:style-name="P12">„string“</text:p>
          </table:table-cell>
          <table:table-cell table:style-name="Tabelle1.B2" office:value-type="string">
            <text:p text:style-name="P12">„xsd:string“</text:p>
          </table:table-cell>
          <table:table-cell table:style-name="Tabelle1.D2" office:value-type="string">
            <text:p text:style-name="P12">The value space of string is the set <text:soft-page-break/>of finite-length sequences of characters.</text:p>
          </table:table-cell>
        </table:table-row>
        <table:table-row>
          <table:table-cell table:style-name="Tabelle1.A2" office:value-type="string">
            <text:p text:style-name="P12">Boolean</text:p>
          </table:table-cell>
          <table:table-cell table:style-name="Tabelle1.B2" office:value-type="string">
            <text:p text:style-name="P12">„boolean“</text:p>
          </table:table-cell>
          <table:table-cell table:style-name="Tabelle1.B2" office:value-type="string">
            <text:p text:style-name="P12">„xsd:boolean“</text:p>
          </table:table-cell>
          <table:table-cell table:style-name="Tabelle1.D2" office:value-type="string">
            <text:p text:style-name="P12">An instance of a datatype that is defined as boolean can have the following legal literals {true, false}. </text:p>
          </table:table-cell>
        </table:table-row>
        <table:table-row>
          <table:table-cell table:style-name="Tabelle1.A2" office:value-type="string">
            <text:p text:style-name="P12">Date</text:p>
          </table:table-cell>
          <table:table-cell table:style-name="Tabelle1.B2" office:value-type="string">
            <text:p text:style-name="P12">„date“ </text:p>
          </table:table-cell>
          <table:table-cell table:style-name="Tabelle1.B2" office:value-type="string">
            <text:p text:style-name="P12">„xsd:date“</text:p>
          </table:table-cell>
          <table:table-cell table:style-name="Tabelle1.D2" office:value-type="string">
            <text:p text:style-name="P12">The lexical representation is the format CCYY-MM-DD where "CC" represents the century, "YY" the year, "MM" the month and "DD" the dayy an optional leading "-" sign to indicate a negative number. If the sign is omitted, "+" is assumed. </text:p>
          </table:table-cell>
        </table:table-row>
        <table:table-row>
          <table:table-cell table:style-name="Tabelle1.A2" office:value-type="string">
            <text:p text:style-name="P12">File</text:p>
          </table:table-cell>
          <table:table-cell table:style-name="Tabelle1.B2" office:value-type="string">
            <text:p text:style-name="P12">„anyURI“</text:p>
          </table:table-cell>
          <table:table-cell table:style-name="Tabelle1.B2" office:value-type="string">
            <text:p text:style-name="P12">„xsd:anyURI“</text:p>
          </table:table-cell>
          <table:table-cell table:style-name="Tabelle1.D2" office:value-type="string">
            <text:p text:style-name="P12">The lexical space of anyURI is finite-length character sequences which are legal URIs according to [Uniform Resource Identifiers (URI): Generic Syntax.], as amended by [Format for Literal IPv6 Addresses in URL's]. </text:p>
          </table:table-cell>
        </table:table-row>
      </table:table>
      <text:p text:style-name="P11"/>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14">Complex types</text:p>
          </table:table-cell>
          <table:covered-table-cell/>
          <table:covered-table-cell/>
        </table:table-row>
        <table:table-row>
          <table:table-cell table:style-name="Tabelle2.A2" office:value-type="string">
            <text:p text:style-name="P12">Datatype</text:p>
          </table:table-cell>
          <table:table-cell table:style-name="Tabelle2.A2" office:value-type="string">
            <text:p text:style-name="P12">DWDL type</text:p>
          </table:table-cell>
          <table:table-cell table:style-name="Tabelle2.C2" office:value-type="string">
            <text:p text:style-name="P12">Representation</text:p>
          </table:table-cell>
        </table:table-row>
        <table:table-row>
          <table:table-cell table:style-name="Tabelle2.A2" office:value-type="string">
            <text:p text:style-name="P12">Form</text:p>
          </table:table-cell>
          <table:table-cell table:style-name="Tabelle2.B3" office:value-type="string">
            <text:p text:style-name="P12">„form“</text:p>
          </table:table-cell>
          <table:table-cell table:style-name="Tabelle2.C2" office:value-type="string">
            <text:p text:style-name="P12">A form type has no initial value. It is used only as output variable for the HumanTask web service. </text:p>
          </table:table-cell>
        </table:table-row>
        <table:table-row>
          <table:table-cell table:style-name="Tabelle2.A2" office:value-type="string">
            <text:p text:style-name="P12">List of Integer</text:p>
          </table:table-cell>
          <table:table-cell table:style-name="Tabelle2.B3" office:value-type="string">
            <text:p text:style-name="P12">„list-integer“</text:p>
          </table:table-cell>
          <table:table-cell table:style-name="Tabelle2.C2" office:value-type="string">
            <text:p text:style-name="P12">see Basic Structure Section</text:p>
          </table:table-cell>
        </table:table-row>
        <table:table-row>
          <table:table-cell table:style-name="Tabelle2.A2" office:value-type="string">
            <text:p text:style-name="P12">List of Float</text:p>
          </table:table-cell>
          <table:table-cell table:style-name="Tabelle2.B3" office:value-type="string">
            <text:p text:style-name="P12">„list-float“</text:p>
          </table:table-cell>
          <table:table-cell table:style-name="Tabelle2.C2" office:value-type="string">
            <text:p text:style-name="P12">see Basic Structure Section</text:p>
          </table:table-cell>
        </table:table-row>
        <table:table-row>
          <table:table-cell table:style-name="Tabelle2.A2" office:value-type="string">
            <text:p text:style-name="P12">List of String</text:p>
          </table:table-cell>
          <table:table-cell table:style-name="Tabelle2.B3" office:value-type="string">
            <text:p text:style-name="P12">„list-string“</text:p>
          </table:table-cell>
          <table:table-cell table:style-name="Tabelle2.C2" office:value-type="string">
            <text:p text:style-name="P12">see Basic Structure Section</text:p>
          </table:table-cell>
        </table:table-row>
        <table:table-row>
          <table:table-cell table:style-name="Tabelle2.A2" office:value-type="string">
            <text:p text:style-name="P12">List of Boolean</text:p>
          </table:table-cell>
          <table:table-cell table:style-name="Tabelle2.B3" office:value-type="string">
            <text:p text:style-name="P12">„list-boolean“</text:p>
          </table:table-cell>
          <table:table-cell table:style-name="Tabelle2.C2" office:value-type="string">
            <text:p text:style-name="P12">see Basic Structure Section</text:p>
          </table:table-cell>
        </table:table-row>
        <table:table-row>
          <table:table-cell table:style-name="Tabelle2.A2" office:value-type="string">
            <text:p text:style-name="P12">List of Date</text:p>
          </table:table-cell>
          <table:table-cell table:style-name="Tabelle2.B3" office:value-type="string">
            <text:p text:style-name="P12">„list-date“</text:p>
          </table:table-cell>
          <table:table-cell table:style-name="Tabelle2.C2" office:value-type="string">
            <text:p text:style-name="P12">see Basic Structure Section</text:p>
          </table:table-cell>
        </table:table-row>
        <table:table-row>
          <table:table-cell table:style-name="Tabelle2.A2" office:value-type="string">
            <text:p text:style-name="P12">List of File</text:p>
          </table:table-cell>
          <table:table-cell table:style-name="Tabelle2.B3" office:value-type="string">
            <text:p text:style-name="P12">„list-file“</text:p>
          </table:table-cell>
          <table:table-cell table:style-name="Tabelle2.C2" office:value-type="string">
            <text:p text:style-name="P12">see Basic Structure Section</text:p>
          </table:table-cell>
        </table:table-row>
      </table:table>
      <text:p text:style-name="P11"/>
      <table:table table:name="Tabelle5" table:style-name="Tabelle5">
        <table:table-column table:style-name="Tabelle5.A"/>
        <table:table-column table:style-name="Tabelle5.B"/>
        <table:table-row>
          <table:table-cell table:style-name="Tabelle5.A1" office:value-type="string">
            <text:p text:style-name="P13">Names</text:p>
          </table:table-cell>
          <table:table-cell table:style-name="Tabelle5.B1" office:value-type="string">
            <text:p text:style-name="P12"/>
          </table:table-cell>
        </table:table-row>
        <table:table-row>
          <table:table-cell table:style-name="Tabelle5.A2" office:value-type="string">
            <text:p text:style-name="P12">NCName</text:p>
          </table:table-cell>
          <table:table-cell table:style-name="Tabelle5.B2" office:value-type="string">
            <text:p text:style-name="P12">NCName<text:tab/> ::=<text:tab/>(Letter | '_') (NCNameChar)*</text:p>
            <text:p text:style-name="P12">NCNameChar ::=<text:tab/>Letter | Digit | '.' | '-' | '_'</text:p>
          </table:table-cell>
        </table:table-row>
        <table:table-row>
          <table:table-cell table:style-name="Tabelle5.A2" office:value-type="string">
            <text:p text:style-name="P12">DWDLVariableName</text:p>
          </table:table-cell>
          <table:table-cell table:style-name="Tabelle5.B2" office:value-type="string">
            <text:p text:style-name="P12">See BPELVariableName in BPEL 2.0 Specification</text:p>
          </table:table-cell>
        </table:table-row>
      </table:table>
      <text:p text:style-name="P11"/>
      <text:p text:style-name="P11"/>
      <text:p text:style-name="P9">3. If Condition</text:p>
      <table:table table:name="Tabelle3" table:style-name="Tabelle3">
        <table:table-column table:style-name="Tabelle3.A"/>
        <table:table-column table:style-name="Tabelle3.B"/>
        <table:table-row>
          <table:table-cell table:style-name="Tabelle3.A1" office:value-type="string">
            <text:p text:style-name="P12">Left Operand</text:p>
          </table:table-cell>
          <table:table-cell table:style-name="Tabelle3.B1" office:value-type="string">
            <text:p text:style-name="P5">{$DWDLVariableName, $Role}</text:p>
          </table:table-cell>
        </table:table-row>
        <table:table-row>
          <table:table-cell table:style-name="Tabelle3.A2" office:value-type="string">
            <text:p text:style-name="P12">Operator</text:p>
          </table:table-cell>
          <table:table-cell table:style-name="Tabelle3.B2" office:value-type="string">
            <text:p text:style-name="P12">see SRS 4.4.2.<text:tab/>If container</text:p>
          </table:table-cell>
        </table:table-row>
        <table:table-row>
          <table:table-cell table:style-name="Tabelle3.A2" office:value-type="string">
            <text:p text:style-name="P12">Right Operand</text:p>
          </table:table-cell>
          <table:table-cell table:style-name="Tabelle3.B2" office:value-type="string">
            <text:p text:style-name="P5">{$DWDLVariableName, $Role, value}</text:p>
          </table:table-cell>
        </table:table-row>
      </table:table>
      <text:p text:style-name="P11"><text:soft-page-break/></text:p>
      <text:p text:style-name="P11"/>
      <text:p text:style-name="P9">4. Foreach Loop Evaluation</text:p>
      <table:table table:name="Tabelle4" table:style-name="Tabelle4">
        <table:table-column table:style-name="Tabelle4.A"/>
        <table:table-column table:style-name="Tabelle4.B"/>
        <table:table-row>
          <table:table-cell table:style-name="Tabelle4.A1" office:value-type="string">
            <text:p text:style-name="P12">startCounterValue</text:p>
          </table:table-cell>
          <table:table-cell table:style-name="Tabelle4.B1" office:value-type="string">
            <text:p text:style-name="P12">{Integer value} [default value = 1]</text:p>
          </table:table-cell>
        </table:table-row>
        <table:table-row>
          <table:table-cell table:style-name="Tabelle4.A2" office:value-type="string">
            <text:p text:style-name="P12">finalCounterValue</text:p>
          </table:table-cell>
          <table:table-cell table:style-name="Tabelle4.B2" office:value-type="string">
            <text:p text:style-name="P12">{$DWDLVariableName, </text:p>
            <text:p text:style-name="P12">$Role, integer value}</text:p>
          </table:table-cell>
        </table:table-row>
        <table:table-row>
          <table:table-cell table:style-name="Tabelle4.A2" office:value-type="string">
            <text:p text:style-name="P12">completionCondition</text:p>
          </table:table-cell>
          <table:table-cell table:style-name="Tabelle4.B2" office:value-type="string">
            <text:p text:style-name="P12">{AND, XOR}</text:p>
          </table:table-cell>
        </table:table-row>
      </table:table>
      <text:p text:style-name="P11"/>
      <text:p text:style-name="P11"/>
      <text:p text:style-name="P9">5. Properties</text:p>
      <table:table table:name="Tabelle6" table:style-name="Tabelle6">
        <table:table-column table:style-name="Tabelle6.A"/>
        <table:table-column table:style-name="Tabelle6.B"/>
        <table:table-column table:style-name="Tabelle6.C"/>
        <table:table-row>
          <table:table-cell table:style-name="Tabelle6.A1" office:value-type="string">
            <text:p text:style-name="P13">Element</text:p>
          </table:table-cell>
          <table:table-cell table:style-name="Tabelle6.A1" office:value-type="string">
            <text:p text:style-name="P15">Properties</text:p>
          </table:table-cell>
          <table:table-cell table:style-name="Tabelle6.C1" office:value-type="string">
            <text:p text:style-name="P15">Meaning</text:p>
          </table:table-cell>
        </table:table-row>
        <table:table-row>
          <table:table-cell table:style-name="Tabelle6.A2" table:number-rows-spanned="2" office:value-type="string">
            <text:p text:style-name="P12">FaultHandler</text:p>
          </table:table-cell>
          <table:table-cell table:style-name="Tabelle6.A2" office:value-type="string">
            <text:p text:style-name="P12">message</text:p>
          </table:table-cell>
          <table:table-cell table:style-name="Tabelle6.C2" office:value-type="string">
            <text:p text:style-name="P12">This property sets the message, which will be sent to the <text:span text:style-name="T5">recipient.</text:span></text:p>
          </table:table-cell>
        </table:table-row>
        <table:table-row>
          <table:covered-table-cell/>
          <table:table-cell table:style-name="Tabelle6.A2" office:value-type="string">
            <text:p text:style-name="P12">to</text:p>
          </table:table-cell>
          <table:table-cell table:style-name="Tabelle6.C2" office:value-type="string">
            <text:p text:style-name="P12">The recipient of the fault message. This property accepts an actor, a role or an email addresses. The email address can be set with the propertyValue element.</text:p>
          </table:table-cell>
        </table:table-row>
        <table:table-row>
          <table:table-cell table:style-name="Tabelle6.A2" table:number-rows-spanned="2" office:value-type="string">
            <text:p text:style-name="P12">Recipient</text:p>
          </table:table-cell>
          <table:table-cell table:style-name="Tabelle6.A2" office:value-type="string">
            <text:p text:style-name="P12">name</text:p>
          </table:table-cell>
          <table:table-cell table:style-name="Tabelle6.C2" office:value-type="string">
            <text:p text:style-name="P12">The name of the recipient. This property is optional.</text:p>
          </table:table-cell>
        </table:table-row>
        <table:table-row>
          <table:covered-table-cell/>
          <table:table-cell table:style-name="Tabelle6.A2" office:value-type="string">
            <text:p text:style-name="P12">email</text:p>
          </table:table-cell>
          <table:table-cell table:style-name="Tabelle6.C2" office:value-type="string">
            <text:p text:style-name="P12">The email <text:span text:style-name="T5">address</text:span> of the recipient. This property is optional.</text:p>
          </table:table-cell>
        </table:table-row>
        <table:table-row>
          <table:table-cell table:style-name="Tabelle6.A2" table:number-rows-spanned="6" office:value-type="string">
            <text:p text:style-name="P12">Email</text:p>
          </table:table-cell>
          <table:table-cell table:style-name="Tabelle6.A2" office:value-type="string">
            <text:p text:style-name="P12">to</text:p>
          </table:table-cell>
          <table:table-cell table:style-name="Tabelle6.C2" office:value-type="string">
            <text:p text:style-name="P12">This property accepts an actor, a role or an email addresses. The email address can be set with the propertyValue element.</text:p>
          </table:table-cell>
        </table:table-row>
        <table:table-row>
          <table:covered-table-cell/>
          <table:table-cell table:style-name="Tabelle6.A2" office:value-type="string">
            <text:p text:style-name="P12">cc</text:p>
          </table:table-cell>
          <table:table-cell table:style-name="Tabelle6.C2" office:value-type="string">
            <text:p text:style-name="P12">This property accepts an actor, a role or an email addresses. The email address can be set with the propertyValue element.</text:p>
          </table:table-cell>
        </table:table-row>
        <table:table-row>
          <table:covered-table-cell/>
          <table:table-cell table:style-name="Tabelle6.A2" office:value-type="string">
            <text:p text:style-name="P12">bcc</text:p>
          </table:table-cell>
          <table:table-cell table:style-name="Tabelle6.C2" office:value-type="string">
            <text:p text:style-name="P12">This property accepts an actor, a role or an email addresses. The email address can be set with the propertyValue element.</text:p>
          </table:table-cell>
        </table:table-row>
        <table:table-row>
          <table:covered-table-cell/>
          <table:table-cell table:style-name="Tabelle6.A2" office:value-type="string">
            <text:p text:style-name="P12">subject</text:p>
          </table:table-cell>
          <table:table-cell table:style-name="Tabelle6.C2" office:value-type="string">
            <text:p text:style-name="P12">The subject of the email</text:p>
          </table:table-cell>
        </table:table-row>
        <table:table-row>
          <table:covered-table-cell/>
          <table:table-cell table:style-name="Tabelle6.A2" office:value-type="string">
            <text:p text:style-name="P12">message</text:p>
          </table:table-cell>
          <table:table-cell table:style-name="Tabelle6.C2" office:value-type="string">
            <text:p text:style-name="P12">The message of the email</text:p>
          </table:table-cell>
        </table:table-row>
        <table:table-row>
          <table:covered-table-cell/>
          <table:table-cell table:style-name="Tabelle6.A2" office:value-type="string">
            <text:p text:style-name="P12">attachement</text:p>
          </table:table-cell>
          <table:table-cell table:style-name="Tabelle6.C2" office:value-type="string">
            <text:p text:style-name="P12">Attachements as file <text:span text:style-name="T5">references</text:span>. See Section 2 Variable types and names.</text:p>
          </table:table-cell>
        </table:table-row>
        <table:table-row>
          <table:table-cell table:style-name="Tabelle6.A2" table:number-rows-spanned="6" office:value-type="string">
            <text:p text:style-name="P12">HumanTask</text:p>
          </table:table-cell>
          <table:table-cell table:style-name="Tabelle6.A2" office:value-type="string">
            <text:p text:style-name="P12">wfmID</text:p>
          </table:table-cell>
          <table:table-cell table:style-name="Tabelle6.C2" office:value-type="string">
            <text:p text:style-name="P12">The ID of the workflow. Usually this property refers to a variable which by default holds <text:soft-page-break/>the id of the workflow.</text:p>
          </table:table-cell>
        </table:table-row>
        <table:table-row>
          <table:covered-table-cell/>
          <table:table-cell table:style-name="Tabelle6.A2" office:value-type="string">
            <text:p text:style-name="P12">user</text:p>
          </table:table-cell>
          <table:table-cell table:style-name="Tabelle6.C2" office:value-type="string">
            <text:p text:style-name="P12">The user who has been assigned to this task. This property usually refers to an actor. </text:p>
          </table:table-cell>
        </table:table-row>
        <table:table-row>
          <table:covered-table-cell/>
          <table:table-cell table:style-name="Tabelle6.A2" office:value-type="string">
            <text:p text:style-name="P12">name</text:p>
          </table:table-cell>
          <table:table-cell table:style-name="Tabelle6.C2" office:value-type="string">
            <text:p text:style-name="P12">The name of the workitem.</text:p>
          </table:table-cell>
        </table:table-row>
        <table:table-row>
          <table:covered-table-cell/>
          <table:table-cell table:style-name="Tabelle6.A2" office:value-type="string">
            <text:p text:style-name="P12">description</text:p>
          </table:table-cell>
          <table:table-cell table:style-name="Tabelle6.C2" office:value-type="string">
            <text:p text:style-name="P12">Description of the workitem. Usually this property contains meta inforamtion for users how to carry out the woritem.</text:p>
          </table:table-cell>
        </table:table-row>
        <table:table-row>
          <table:covered-table-cell/>
          <table:table-cell table:style-name="Tabelle6.A2" office:value-type="string">
            <text:p text:style-name="P12">userNotification</text:p>
          </table:table-cell>
          <table:table-cell table:style-name="Tabelle6.C2" office:value-type="string">
            <text:p text:style-name="P12">This property accepts only „yes“ or „no“. In first case, the user will be informed via email that a new workitem is assigned to him.</text:p>
          </table:table-cell>
        </table:table-row>
        <table:table-row>
          <table:covered-table-cell/>
          <table:table-cell table:style-name="Tabelle6.A2" office:value-type="string">
            <text:p text:style-name="P12">taskResult</text:p>
          </table:table-cell>
          <table:table-cell table:style-name="Tabelle6.C2" office:value-type="string">
            <text:p text:style-name="P12">This property contains the result data of a human task. It has to assigned to a variable from type 'form'. See Section 2 Variable types and names.</text:p>
          </table:table-cell>
        </table:table-row>
        <table:table-row>
          <table:table-cell table:style-name="Tabelle6.A2" table:number-rows-spanned="2" office:value-type="string">
            <text:p text:style-name="P12">Notification of success</text:p>
          </table:table-cell>
          <table:table-cell table:style-name="Tabelle6.A2" office:value-type="string">
            <text:p text:style-name="P12">succesMessage</text:p>
          </table:table-cell>
          <table:table-cell table:style-name="Tabelle6.C2" office:value-type="string">
            <text:p text:style-name="P12">The message sent when the workflow completes successfully.</text:p>
          </table:table-cell>
        </table:table-row>
        <table:table-row>
          <table:covered-table-cell/>
          <table:table-cell table:style-name="Tabelle6.A2" office:value-type="string">
            <text:p text:style-name="P12">to</text:p>
          </table:table-cell>
          <table:table-cell table:style-name="Tabelle6.C2" office:value-type="string">
            <text:p text:style-name="P12">The recipient of the success message. This property accepts an actor, a role or an email address. The email address can be set with the propertyValue element.</text:p>
          </table:table-cell>
        </table:table-row>
      </table:table>
      <text:p text:style-name="P9"/>
      <text:p text:style-name="P9">6. Email Activity</text:p>
      <text:p text:style-name="P1">&lt;invokeNode name=“<text:span text:style-name="T1">NCName</text:span>“ id=“<text:span text:style-name="T1">ID</text:span>“</text:p>
      <text:p text:style-name="P3"><text:s/>activity=“<text:span text:style-name="T1">Decidr-Email</text:span>“&gt;</text:p>
      <text:p text:style-name="P3"><text:s text:c="2"/>&lt;description&gt; ?</text:p>
      <text:p text:style-name="P3"><text:s text:c="4"/><text:span text:style-name="T1">any content</text:span></text:p>
      <text:p text:style-name="P3"><text:s text:c="2"/>&lt;/description&gt;</text:p>
      <text:p text:style-name="P3"><text:s text:c="2"/>&lt;graphics </text:p>
      <text:p text:style-name="P3"><text:s text:c="3"/>x=“<text:span text:style-name="T1">NCName</text:span>“ </text:p>
      <text:p text:style-name="P3"><text:s text:c="3"/>y=“<text:span text:style-name="T1">NCName</text:span>“ </text:p>
      <text:p text:style-name="P3"><text:s text:c="3"/>width=“<text:span text:style-name="T1">NCName</text:span>“ </text:p>
      <text:p text:style-name="P3"><text:s text:c="3"/>height=“<text:span text:style-name="T1">NCName</text:span>“/&gt;</text:p>
      <text:p text:style-name="P3"><text:s text:c="2"/>&lt;targets&gt;</text:p>
      <text:p text:style-name="P3"><text:s text:c="4"/>&lt;target arcId=“<text:span text:style-name="T1">IDREF</text:span>“ /&gt; +</text:p>
      <text:p text:style-name="P3"><text:s text:c="2"/>&lt;/targets&gt;</text:p>
      <text:p text:style-name="P3"><text:s text:c="2"/>&lt;sources&gt;</text:p>
      <text:p text:style-name="P3"><text:s text:c="4"/>&lt;source arcId=“<text:span text:style-name="T1">IDREF</text:span>“/&gt; +</text:p>
      <text:p text:style-name="P3"><text:s text:c="2"/>&lt;/sources&gt;</text:p>
      <text:p text:style-name="P3"><text:s text:c="2"/>&lt;setProperty </text:p>
      <text:p text:style-name="P3"><text:s text:c="3"/>name=“<text:span text:style-name="T1">to“</text:span></text:p>
      <text:p text:style-name="P3"><text:s text:c="3"/>variable=“<text:span text:style-name="T1">DWDLVariableName</text:span>“ /&gt;</text:p>
      <text:p text:style-name="P3"><text:soft-page-break/><text:s text:c="2"/>&lt;setProperty </text:p>
      <text:p text:style-name="P3"><text:s text:c="3"/>name=“<text:span text:style-name="T1">cc“</text:span></text:p>
      <text:p text:style-name="P3"><text:s text:c="3"/>variable=“<text:span text:style-name="T1">DWDLVariableName</text:span>“ /&gt;</text:p>
      <text:p text:style-name="P3"><text:s text:c="2"/>&lt;setProperty </text:p>
      <text:p text:style-name="P3"><text:s text:c="3"/>name=“<text:span text:style-name="T1">bcc“</text:span></text:p>
      <text:p text:style-name="P3"><text:s text:c="3"/>variable=“<text:span text:style-name="T1">DWDLVariableName</text:span>“ /&gt;</text:p>
      <text:p text:style-name="P3"><text:s text:c="2"/>&lt;setProperty </text:p>
      <text:p text:style-name="P3"><text:s text:c="3"/>name=“<text:span text:style-name="T1">subject“</text:span></text:p>
      <text:p text:style-name="P3"><text:s text:c="3"/>variable=“<text:span text:style-name="T1">DWDLVariableName</text:span>“ /&gt;</text:p>
      <text:p text:style-name="P2"><text:s text:c="2"/>&lt;setProperty </text:p>
      <text:p text:style-name="P3"><text:s text:c="3"/>name=“<text:span text:style-name="T1">message“</text:span></text:p>
      <text:p text:style-name="P1"><text:span text:style-name="T3"><text:s text:c="3"/>variable=“</text:span><text:span text:style-name="T1">DWDLVariableName</text:span><text:span text:style-name="T3">“ /&gt;</text:span></text:p>
      <text:p text:style-name="P2"><text:s text:c="2"/>&lt;setProperty</text:p>
      <text:p text:style-name="P1"><text:span text:style-name="T3"><text:s text:c="3"/>name=“</text:span><text:span text:style-name="T1">attachement</text:span><text:span text:style-name="T3">“</text:span></text:p>
      <text:p text:style-name="P1"><text:span text:style-name="T3"><text:s text:c="3"/>variable=“</text:span><text:span text:style-name="T1">DWDLVariableName“ /</text:span><text:span text:style-name="T2">&gt;</text:span></text:p>
      <text:p text:style-name="P4"><text:s text:c="2"/>&lt;/invokeNode&gt;</text:p>
      <text:p text:style-name="P11"/>
      <text:p text:style-name="P11"/>
      <text:p text:style-name="P9">7. HumanTask Activity</text:p>
      <text:p text:style-name="P1">&lt;invokeNode name=“<text:span text:style-name="T1">NCName</text:span>“ id=“<text:span text:style-name="T1">ID</text:span>“</text:p>
      <text:p text:style-name="P3"><text:s text:c="5"/>activity=“<text:span text:style-name="T1">Decidr-HumanTask</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wfmID“</text:span></text:p>
      <text:p text:style-name="P3"><text:s text:c="7"/>variable=“<text:span text:style-name="T1">DWDLVariableName</text:span>“? /&gt;</text:p>
      <text:p text:style-name="P3"><text:s text:c="6"/>&lt;setProperty </text:p>
      <text:p text:style-name="P3"><text:s text:c="7"/>name=“<text:span text:style-name="T1">user“</text:span></text:p>
      <text:p text:style-name="P3"><text:s text:c="7"/>variable=“<text:span text:style-name="T1">DWDLVariableName</text:span>“? /&gt;</text:p>
      <text:p text:style-name="P3"><text:s text:c="6"/>&lt;setProperty </text:p>
      <text:p text:style-name="P3"><text:s text:c="7"/>name=“<text:span text:style-name="T1">name“</text:span></text:p>
      <text:p text:style-name="P3"><text:s text:c="7"/>variable=“<text:span text:style-name="T1">DWDLVariableName</text:span>“? /&gt;</text:p>
      <text:p text:style-name="P3"><text:s text:c="6"/>&lt;setProperty </text:p>
      <text:p text:style-name="P3"><text:s text:c="7"/>name=“<text:span text:style-name="T1">description“</text:span></text:p>
      <text:p text:style-name="P3"><text:s text:c="7"/>variable=“<text:span text:style-name="T1">DWDLVariableName</text:span>“? /&gt;</text:p>
      <text:p text:style-name="P3"><text:s text:c="6"/>&lt;setProperty </text:p>
      <text:p text:style-name="P3"><text:s text:c="7"/>name=“<text:span text:style-name="T1">userNotification“</text:span>&gt;</text:p>
      <text:p text:style-name="P3"><text:s text:c="8"/>&lt;propertyValue&gt;</text:p>
      <text:p text:style-name="P3"><text:s text:c="10"/>„<text:span text:style-name="T1">yes</text:span> | <text:span text:style-name="T1">no</text:span>“ </text:p>
      <text:p text:style-name="P3"><text:s text:c="8"/>&lt;/propertyValue&gt;</text:p>
      <text:p text:style-name="P3"><text:soft-page-break/><text:s text:c="6"/>&lt;/setProperty&gt;</text:p>
      <text:p text:style-name="P3"><text:s text:c="6"/>&lt;getProperty</text:p>
      <text:p text:style-name="P3"><text:s text:c="7"/>name<text:span text:style-name="T3">=“</text:span><text:span text:style-name="T1">taskResult</text:span><text:span text:style-name="T3">“</text:span></text:p>
      <text:p text:style-name="P3"><text:span text:style-name="T3"><text:s text:c="7"/>variable = </text:span><text:span text:style-name="T1">„DWDLVariableName“</text:span><text:span text:style-name="T3"> /&gt;</text:span></text:p>
      <text:p text:style-name="P6"><text:s text:c="7"/>&lt;humanTaskData&gt; ?</text:p>
      <text:p text:style-name="P6"><text:s text:c="9"/>&lt;parameters&gt;</text:p>
      <text:p text:style-name="P6"><text:s text:c="11"/>&lt;parameter name=“<text:span text:style-name="T1">NCName</text:span>“ </text:p>
      <text:p text:style-name="P6"><text:s text:c="12"/>type=“<text:span text:style-name="T1">DWDLVariableType</text:span>“ ?</text:p>
      <text:p text:style-name="P6"><text:s text:c="12"/>variable=“<text:span text:style-name="T1">DWDLVariableName</text:span>“ /&gt; *</text:p>
      <text:p text:style-name="P6"><text:s text:c="9"/>&lt;/parameters&gt;</text:p>
      <text:p text:style-name="P6"><text:s text:c="9"/>&lt;taskItem name="<text:span text:style-name="T1">NCName</text:span>"</text:p>
      <text:p text:style-name="P6"><text:s text:c="10"/>variable=“<text:span text:style-name="T1">DWDLVariableName</text:span>“ ?</text:p>
      <text:p text:style-name="P6"><text:s text:c="10"/>type="<text:span text:style-name="T1">DWDLVariableType</text:span>"&gt; +<text:line-break/> <text:s text:c="10"/>&lt;label&gt;<text:span text:style-name="T1">any string</text:span>&lt;/label&gt;<text:line-break/> <text:s text:c="10"/>&lt;hint&gt;<text:span text:style-name="T1">any string</text:span>&lt;/hint&gt; ?</text:p>
      <text:p text:style-name="P6"><text:s text:c="11"/>&lt;value&gt;<text:span text:style-name="T1">any value</text:span>&lt;/value&gt; ?<text:line-break/> <text:s text:c="8"/>&lt;/taskItem&gt;</text:p>
      <text:p text:style-name="P6"><text:s text:c="9"/>&lt;information name="<text:span text:style-name="T1">NCName</text:span>"&gt; *<text:line-break/> <text:s text:c="10"/>&lt;content contentType=“<text:span text:style-name="T1">text/plain</text:span> | <text:span text:style-name="T1">text/html</text:span> | ...“ &gt;</text:p>
      <text:p text:style-name="P6"><text:s text:c="14"/><text:span text:style-name="T1">any content</text:span></text:p>
      <text:p text:style-name="P6"><text:s text:c="11"/>&lt;/content&gt; <text:line-break/> <text:s text:c="8"/>&lt;/information&gt;</text:p>
      <text:p text:style-name="P6"><text:s text:c="7"/>&lt;/humanTaskData&gt;</text:p>
      <text:p text:style-name="P4"><text:s text:c="4"/>&lt;/invokeNode&gt;</text:p>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6-30T21:23:23.65</dc:date>
    <meta:editing-duration>PT26H56M20S</meta:editing-duration>
    <meta:editing-cycles>194</meta:editing-cycles>
    <meta:generator>OpenOffice.org/3.1$Win32 OpenOffice.org_project/310m11$Build-9399</meta:generator>
    <meta:document-statistic meta:table-count="6" meta:image-count="0" meta:object-count="0" meta:page-count="10" meta:paragraph-count="428" meta:word-count="1244" meta:character-count="11771"/>
    <meta:user-defined meta:name="Info 1"/>
    <meta:user-defined meta:name="Info 2"/>
    <meta:user-defined meta:name="Info 3"/>
    <meta:user-defined meta:name="Info 4"/>
  </office:meta>
</office:document-meta>
</file>